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 style:master-page-name="MP0">
      <style:paragraph-properties style:page-number="auto" fo:break-before="page"/>
      <style:text-properties style:font-name="Arial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4" style:family="paragraph" style:parent-style-name="Standard" style:list-style-name="L1">
      <style:text-properties style:font-name="Arial" fo:font-size="16pt" style:font-size-asian="16pt" style:font-size-complex="16pt"/>
    </style:style>
    <style:style style:name="P5" style:family="paragraph" style:parent-style-name="Standard" style:list-style-name="L3">
      <style:text-properties style:font-name="Arial" fo:font-size="16pt" style:font-size-asian="16pt" style:font-size-complex="16pt"/>
    </style:style>
    <style:style style:name="P6" style:family="paragraph" style:parent-style-name="Standard" style:list-style-name="L5">
      <style:text-properties style:font-name="Arial" fo:font-size="16pt" style:font-size-asian="16pt" style:font-size-complex="16pt"/>
    </style:style>
    <style:style style:name="P7" style:family="paragraph" style:parent-style-name="Standard">
      <style:text-properties style:font-name="Arial" fo:font-size="14pt" style:font-size-asian="14pt" style:font-size-complex="14pt"/>
    </style:style>
    <style:style style:name="P8" style:family="paragraph" style:parent-style-name="Standard" style:list-style-name="L1">
      <style:text-properties style:font-name="Arial" fo:font-size="14pt" style:font-size-asian="14pt" style:font-size-complex="14pt"/>
    </style:style>
    <style:style style:name="P9" style:family="paragraph" style:parent-style-name="Standard" style:list-style-name="L2">
      <style:text-properties style:font-name="Arial" fo:font-size="14pt" style:font-size-asian="14pt" style:font-size-complex="14pt"/>
    </style:style>
    <style:style style:name="P10" style:family="paragraph" style:parent-style-name="Standard" style:list-style-name="L3">
      <style:text-properties style:font-name="Arial" fo:font-size="14pt" style:font-size-asian="14pt" style:font-size-complex="14pt"/>
    </style:style>
    <style:style style:name="P11" style:family="paragraph" style:parent-style-name="Standard" style:list-style-name="L4">
      <style:text-properties style:font-name="Arial" fo:font-size="14pt" style:font-size-asian="14pt" style:font-size-complex="14pt"/>
    </style:style>
    <style:style style:name="P12" style:family="paragraph" style:parent-style-name="Standard" style:list-style-name="L5">
      <style:text-properties style:font-name="Arial" fo:font-size="14pt" style:font-size-asian="14pt" style:font-size-complex="14pt"/>
    </style:style>
    <style:style style:name="P13" style:family="paragraph" style:parent-style-name="Standard" style:list-style-name="L6">
      <style:text-properties style:font-name="Arial" fo:font-size="14pt" style:font-size-asian="14pt" style:font-size-complex="14pt"/>
    </style:style>
    <style:style style:name="P14" style:family="paragraph" style:parent-style-name="Standard" style:list-style-name="L7">
      <style:text-properties style:font-name="Arial" fo:font-size="14pt" style:font-size-asian="14pt" style:font-size-complex="14pt"/>
    </style:style>
    <style:style style:name="P15" style:family="paragraph" style:parent-style-name="Standard" style:list-style-name="L8">
      <style:text-properties style:font-name="Arial" fo:font-size="14pt" style:font-size-asian="14pt" style:font-size-complex="14pt"/>
    </style:style>
    <style:style style:name="P16" style:family="paragraph" style:parent-style-name="Standard" style:list-style-name="L9">
      <style:text-properties style:font-name="Arial" fo:font-size="14pt" style:font-size-asian="14pt" style:font-size-complex="14pt"/>
    </style:style>
    <style:style style:name="P17" style:family="paragraph" style:parent-style-name="Standard" style:list-style-name="L9">
      <style:text-properties style:font-name="Arial" fo:font-size="14pt" officeooo:rsid="00060cec" officeooo:paragraph-rsid="00060cec" style:font-size-asian="14pt" style:font-size-complex="14pt"/>
    </style:style>
    <style:style style:name="P18" style:family="paragraph" style:parent-style-name="Standard">
      <style:text-properties style:font-name="Arial" fo:font-size="14pt" officeooo:rsid="00060cec" officeooo:paragraph-rsid="00060cec" style:font-size-asian="14pt" style:font-size-complex="14pt"/>
    </style:style>
    <style:style style:name="P19" style:family="paragraph" style:parent-style-name="Standard" style:list-style-name="L10">
      <style:text-properties style:font-name="Arial" fo:font-size="14pt" officeooo:rsid="00060cec" officeooo:paragraph-rsid="00060cec" style:font-size-asian="14pt" style:font-size-complex="14pt"/>
    </style:style>
    <style:style style:name="P20" style:family="paragraph" style:parent-style-name="Standard" style:list-style-name="L10">
      <style:text-properties style:font-name="Arial" fo:font-size="14pt" officeooo:rsid="000666f4" officeooo:paragraph-rsid="000666f4" style:font-size-asian="14pt" style:font-size-complex="14pt"/>
    </style:style>
    <style:style style:name="P21" style:family="paragraph" style:parent-style-name="Standard" style:list-style-name="L10">
      <style:text-properties officeooo:paragraph-rsid="000666f4"/>
    </style:style>
    <style:style style:name="P22" style:family="paragraph" style:parent-style-name="Standard" style:list-style-name="L10">
      <style:text-properties officeooo:rsid="000666f4" officeooo:paragraph-rsid="000666f4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666f4" style:font-size-asian="14pt" style:font-size-complex="14pt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4" text:style-name="WW_5f_CharLFO2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3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3" text:style-name="WW_5f_CharLFO4LVL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4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4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4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4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3" text:style-name="WW_5f_CharLFO6LVL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6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6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6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6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6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6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7LVL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7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7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7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7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8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4" text:style-name="WW_5f_CharLFO8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8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8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8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8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8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9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9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9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9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9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9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tzungsprotokolle :</text:p>
      <text:p text:style-name="P1"/>
      <text:list xml:id="list3407482777" text:style-name="L1">
        <text:list-item>
          <text:p text:style-name="P4">Kundeninterview – Beschreibung der Anforderungen</text:p>
          <text:list>
            <text:list-item>
              <text:p text:style-name="P8">Datum: 2017-10-18</text:p>
              <text:list>
                <text:list-item>
                  <text:p text:style-name="P8">Beginn : 15:00</text:p>
                </text:list-item>
                <text:list-item>
                  <text:p text:style-name="P8">Ende : 15:44</text:p>
                </text:list-item>
              </text:list>
            </text:list-item>
            <text:list-item>
              <text:p text:style-name="P8">Teilnehmer : Jan Amann, Marvin Janosch, Dennis Szczepanski, Jan Philip Wahle</text:p>
            </text:list-item>
            <text:list-item>
              <text:p text:style-name="P8">Protokollant : Jan Philip Wahle</text:p>
            </text:list-item>
          </text:list>
        </text:list-item>
      </text:list>
      <text:p text:style-name="P2"/>
      <text:p text:style-name="P2">Besprechungspunkte :</text:p>
      <text:list xml:id="list2972535461" text:style-name="L2">
        <text:list-item>
          <text:p text:style-name="P9">Codeverwaltungssystem einheitlich auswählen : Git, GitHub.</text:p>
        </text:list-item>
        <text:list-item>
          <text:p text:style-name="P9">Synchronisation aller Sitzungs- sowie Zeitprotokolle</text:p>
        </text:list-item>
        <text:list-item>
          <text:p text:style-name="P9">Frontend soll folgendes beinhalten :</text:p>
          <text:list>
            <text:list-item>
              <text:p text:style-name="P9">Editor :</text:p>
              <text:list>
                <text:list-item>
                  <text:p text:style-name="P9">Graphische Oberfläche zum Erstellen von Strecken</text:p>
                </text:list-item>
                <text:list-item>
                  <text:p text:style-name="P9">Speicher- und Ladefunktion</text:p>
                </text:list-item>
                <text:list-item>
                  <text:p text:style-name="P9">Statische Objekte und Hindernisse</text:p>
                </text:list-item>
                <text:list-item>
                  <text:p text:style-name="P9">Dynamische Objekte und Hindernisse</text:p>
                </text:list-item>
              </text:list>
            </text:list-item>
            <text:list-item>
              <text:p text:style-name="P9">2D Simulation</text:p>
            </text:list-item>
            <text:list-item>
              <text:p text:style-name="P9">3D Visualisierung</text:p>
            </text:list-item>
          </text:list>
        </text:list-item>
        <text:list-item>
          <text:p text:style-name="P9">Backend soll folgendes beinhalten :</text:p>
          <text:list>
            <text:list-item>
              <text:p text:style-name="P9">Sensorik des Fahrzeuges</text:p>
            </text:list-item>
            <text:list-item>
              <text:p text:style-name="P9">Physikalische Trägheit</text:p>
            </text:list-item>
            <text:list-item>
              <text:p text:style-name="P9">Selbstlernendes Netzwerk (TensorFlow)</text:p>
            </text:list-item>
          </text:list>
        </text:list-item>
      </text:list>
      <text:p text:style-name="P2"/>
      <text:p text:style-name="P2"/>
      <text:list xml:id="list1865720637" text:style-name="L3">
        <text:list-item>
          <text:p text:style-name="P5">Gruppentreffen 24.10.17</text:p>
          <text:list>
            <text:list-item>
              <text:p text:style-name="P10">Datum : 2017-10-24</text:p>
              <text:list>
                <text:list-item>
                  <text:p text:style-name="P10">Beginn : 14:00</text:p>
                </text:list-item>
                <text:list-item>
                  <text:p text:style-name="P10">Ende : 14:45</text:p>
                </text:list-item>
              </text:list>
            </text:list-item>
            <text:list-item>
              <text:p text:style-name="P10">Teilnehmer : Jan Amann, Marvin Janosch, Dennis Szczepanski , Jan Philip Wahle, Khalid Bellouch</text:p>
            </text:list-item>
            <text:list-item>
              <text:p text:style-name="P10">Protokollant : Dennis Szczepanski</text:p>
            </text:list-item>
          </text:list>
        </text:list-item>
      </text:list>
      <text:p text:style-name="P2"/>
      <text:p text:style-name="P2">Besprechungspunkte :</text:p>
      <text:list xml:id="list2551227538" text:style-name="L4">
        <text:list-item>
          <text:p text:style-name="P11">Anlegen einer Codefibel bis zum 1.11.2017</text:p>
        </text:list-item>
        <text:list-item>
          <text:p text:style-name="P11">Überarbeiten des Pflichtenheftes und des Glossars bis zum 1.11.2017</text:p>
        </text:list-item>
        <text:list-item>
          <text:p text:style-name="P11">Diskussion über das Grundgerüst der Strecke</text:p>
          <text:list>
            <text:list-item>
              <text:p text:style-name="P11">Strecke als mehrdimensionales Grid</text:p>
            </text:list-item>
            <text:list-item>
              <text:p text:style-name="P11">Statische Objekte → Umfahren</text:p>
            </text:list-item>
            <text:list-item>
              <text:p text:style-name="P11">Dynamische Objekte → Bremsen</text:p>
            </text:list-item>
            <text:list-item>
              <text:p text:style-name="P11">Aspekte für Fitness definieren : Zeit ohne Kollision, passierte Teilstrecken</text:p>
            </text:list-item>
            <text:list-item>
              <text:p text:style-name="P11"><text:soft-page-break/>Vorerst nur ein Fahrzeugtyp</text:p>
            </text:list-item>
            <text:list-item>
              <text:p text:style-name="P11">Speicherung der Strecken : XML? Json?</text:p>
            </text:list-item>
          </text:list>
        </text:list-item>
      </text:list>
      <text:p text:style-name="P2"/>
      <text:p text:style-name="P2"/>
      <text:list xml:id="list3841817791" text:style-name="L5">
        <text:list-item>
          <text:p text:style-name="P6">Treffen mit Auftraggeber 24.10.17</text:p>
          <text:list>
            <text:list-item>
              <text:p text:style-name="P12">Datum : 2017-10-24</text:p>
              <text:list>
                <text:list-item>
                  <text:p text:style-name="P12">Beginn : 15:05</text:p>
                </text:list-item>
                <text:list-item>
                  <text:p text:style-name="P12">Ende : 15:35</text:p>
                </text:list-item>
              </text:list>
            </text:list-item>
            <text:list-item>
              <text:p text:style-name="P12">Teilnehmer : Jan Amann, Marvin Janosch, Dennis Szczepanski, Khalid Bellouch, Jan Philip Wahle</text:p>
            </text:list-item>
            <text:list-item>
              <text:p text:style-name="P12">Protokollant : Dennis Szczepanski</text:p>
            </text:list-item>
          </text:list>
        </text:list-item>
      </text:list>
      <text:p text:style-name="P2"/>
      <text:p text:style-name="P2">Besprechungspunkte :</text:p>
      <text:list xml:id="list2416586786" text:style-name="L6">
        <text:list-item>
          <text:p text:style-name="P13">Erster Einblick in Lasten und Pflichtenheft sowie Klären von Fragen zu :</text:p>
          <text:list>
            <text:list-item>
              <text:p text:style-name="P13">Einsatzgebiet der Software → Wie in Pflichtenheft dokumentiert</text:p>
            </text:list-item>
            <text:list-item>
              <text:p text:style-name="P13">Produktübersicht → Prototyp des UI</text:p>
            </text:list-item>
          </text:list>
        </text:list-item>
        <text:list-item>
          <text:p text:style-name="P13">Besprechen der Gedanken aus dem Gruppentreffen</text:p>
          <text:list>
            <text:list-item>
              <text:p text:style-name="P13">Raster als Strecke → Hindernisse sollten als Fließkommawert gespeichert werden, nicht als weiteres Raster</text:p>
            </text:list-item>
            <text:list-item>
              <text:p text:style-name="P13">Streckenspeicherung → Json praktisch</text:p>
            </text:list-item>
            <text:list-item>
              <text:p text:style-name="P13">Ladereihenfolge von Objekten → Mapgröße, Streckenteile, Objekte</text:p>
            </text:list-item>
            <text:list-item>
              <text:p text:style-name="P13">Beispielhafte Produktleistungen → 64x64 Map mit 100 Objekten</text:p>
            </text:list-item>
          </text:list>
        </text:list-item>
      </text:list>
      <text:p text:style-name="P2"/>
      <text:p text:style-name="P2"/>
      <text:list xml:id="list509567239" text:style-name="L7">
        <text:list-item>
          <text:p text:style-name="P14">Treffen mit Auftraggeber 03.11.17</text:p>
          <text:list>
            <text:list-item>
              <text:p text:style-name="P14">Datum : 2017-11-03</text:p>
              <text:list>
                <text:list-item>
                  <text:p text:style-name="P14">Beginn : 11:00</text:p>
                </text:list-item>
                <text:list-item>
                  <text:p text:style-name="P14">Ende : 11:30</text:p>
                </text:list-item>
              </text:list>
            </text:list-item>
            <text:list-item>
              <text:p text:style-name="P14">Teilnehmer : Jan Amann, Dennis Szczepanski, Khalid Bellouch</text:p>
            </text:list-item>
            <text:list-item>
              <text:p text:style-name="P14">Protokollant : Dennis Szczepanski</text:p>
            </text:list-item>
          </text:list>
        </text:list-item>
      </text:list>
      <text:p text:style-name="P2"/>
      <text:p text:style-name="P2">Besprechungspunkte :</text:p>
      <text:list xml:id="list1681697359" text:style-name="L8">
        <text:list-item>
          <text:p text:style-name="P15">Einsicht in Pflichtenheft</text:p>
        </text:list-item>
        <text:list-item>
          <text:p text:style-name="P15">Einsicht in Klassendiagramm</text:p>
          <text:list>
            <text:list-item>
              <text:p text:style-name="P15">Polygone oder Splines als Begrenzung → Splines empfohlen , da diese das Arbeiten vereinfachen. Begrenzung als zwei mal stetig differenzierbare Funktion, bei einfachen Kurven nur testen, ob Fahrzeug sich zwischen den Funktionen befindet. Problem → Kreuzungen</text:p>
            </text:list-item>
            <text:list-item>
              <text:p text:style-name="P15">Editor und Simulation nutzen QWindow → QT als Paket assoziieren, und QWindow explizit nennen.</text:p>
            </text:list-item>
          </text:list>
        </text:list-item>
        <text:list-item>
          <text:p text:style-name="P15">Besprechen von kommender Abgabe</text:p>
          <text:list>
            <text:list-item>
              <text:p text:style-name="P15">Benutzerhandbuch</text:p>
              <text:list>
                <text:list-item>
                  <text:p text:style-name="P15">Beschreibungen aller Menüs und Funktionen</text:p>
                </text:list-item>
              </text:list>
            </text:list-item>
            <text:list-item>
              <text:p text:style-name="P15">Zusätzlich dynamische Diagramme abgeben</text:p>
              <text:list>
                <text:list-item>
                  <text:p text:style-name="P15"><text:soft-page-break/>Use-Case Diagramm</text:p>
                </text:list-item>
                <text:list-item>
                  <text:p text:style-name="P15">Sequenzdiagramm</text:p>
                </text:list-item>
              </text:list>
            </text:list-item>
          </text:list>
        </text:list-item>
      </text:list>
      <text:p text:style-name="P2"/>
      <text:p text:style-name="P2"/>
      <text:list xml:id="list175010952160834" text:style-name="L7">
        <text:list-item>
          <text:p text:style-name="P14">Treffen mit Auftraggeber 07.11.17</text:p>
          <text:list>
            <text:list-item>
              <text:p text:style-name="P14">Datum : 2017-11-07</text:p>
              <text:list>
                <text:list-item>
                  <text:p text:style-name="P14">Beginn : 15:00</text:p>
                </text:list-item>
                <text:list-item>
                  <text:p text:style-name="P14">Ende : 15:30</text:p>
                </text:list-item>
              </text:list>
            </text:list-item>
            <text:list-item>
              <text:p text:style-name="P14">Teilnehmer : Jan Amann, Khalid Bellouch, Jan Philip Wahle</text:p>
            </text:list-item>
            <text:list-item>
              <text:p text:style-name="P14">Protokollant : Jan Philip Wahle</text:p>
            </text:list-item>
          </text:list>
        </text:list-item>
      </text:list>
      <text:p text:style-name="P2"/>
      <text:p text:style-name="P2">Besprechungspunkte :</text:p>
      <text:list xml:id="list676020304" text:style-name="L9">
        <text:list-item>
          <text:p text:style-name="P16">Einsicht in Benutzerhandbuch</text:p>
        </text:list-item>
        <text:list-item>
          <text:p text:style-name="P16">Einsicht in Use-Case-Diagramm/Sequenziagramm</text:p>
          <text:list>
            <text:list-item>
              <text:p text:style-name="P16">Weiteres Sequenzdiagramm für das laden einer Map in die Simulation und die darauffolgende Simulation.</text:p>
            </text:list-item>
          </text:list>
        </text:list-item>
        <text:list-item>
          <text:p text:style-name="P16">Ziele für kommende Besprechung</text:p>
          <text:list>
            <text:list-item>
              <text:p text:style-name="P16">Hauptaugenmerk auf Schnittstellendefinition:</text:p>
              <text:list>
                <text:list-item>
                  <text:p text:style-name="P16">Einheitlichen Standard für das Speichern von Maps erstellen (XML) und eine zu simulierende Map bauen (harcoded erlaubt)</text:p>
                </text:list-item>
                <text:list-item>
                  <text:p text:style-name="P16">Eine Simulation erstellen, die auch ohne Visualisierung läuft (wichtig für späteres Training).</text:p>
                </text:list-item>
              </text:list>
            </text:list-item>
            <text:list-item>
              <text:p text:style-name="P16">Aufteilung der Gruppen in:</text:p>
              <text:list>
                <text:list-item>
                  <text:p text:style-name="P16">Visualisierung des Editors</text:p>
                </text:list-item>
                <text:list-item>
                  <text:p text:style-name="P16">Visualisierung der Simulation</text:p>
                </text:list-item>
                <text:list-item>
                  <text:p text:style-name="P16">Simulation (reine Simulation also nur backend)</text:p>
                </text:list-item>
              </text:list>
            </text:list-item>
          </text:list>
        </text:list-item>
      </text:list>
      <text:p text:style-name="P2"/>
      <text:p text:style-name="P2"/>
      <text:list xml:id="list180453037264852" text:continue-numbering="true" text:style-name="L9">
        <text:list-item>
          <text:p text:style-name="P17">Treffen mit Auftraggeber 14.11.17</text:p>
          <text:list>
            <text:list-item>
              <text:p text:style-name="P17">Datum : 2017-11-14</text:p>
              <text:list>
                <text:list-item>
                  <text:p text:style-name="P17">Beginn : 15:00</text:p>
                </text:list-item>
                <text:list-item>
                  <text:p text:style-name="P17">Ende : 15:30</text:p>
                </text:list-item>
                <text:list-item>
                  <text:p text:style-name="P17">Teilnehmer : Jan Amann, Khalid Bellouch, Jan Philip Wahle, Dennis Szczepanski</text:p>
                </text:list-item>
                <text:list-item>
                  <text:p text:style-name="P17">Protokollant : Dennis Szczepanski</text:p>
                </text:list-item>
              </text:list>
            </text:list-item>
          </text:list>
        </text:list-item>
      </text:list>
      <text:p text:style-name="P18"/>
      <text:p text:style-name="P18">Besprechungspunkte : </text:p>
      <text:list xml:id="list3836287245" text:style-name="L10">
        <text:list-item>
          <text:p text:style-name="P19">Einsicht in Editor</text:p>
          <text:list>
            <text:list-item>
              <text:p text:style-name="P19">Kollisionsabfrage sollte per Hand erstellt werden und nicht über Qt</text:p>
            </text:list-item>
            <text:list-item>
              <text:p text:style-name="P19">Raster muss eingebaut werden</text:p>
            </text:list-item>
          </text:list>
        </text:list-item>
        <text:list-item>
          <text:p text:style-name="P19">Diskussion, ob Klasse ‚Point‘ benötigt wird</text:p>
          <text:list>
            <text:list-item>
              <text:p text:style-name="P19">Ja, denn Simulation muss nicht unbedingt Qt benutzen, sondern könnte auch über Kommandozeile laufen</text:p>
            </text:list-item>
          </text:list>
        </text:list-item>
        <text:list-item>
          <text:p text:style-name="P19">Besprechen der Ziele bis zum kommenden Auftraggebertreffen</text:p>
          <text:list>
            <text:list-item>
              <text:p text:style-name="P19"><text:soft-page-break/>Oben genanntes Raster realisieren → QGraphicsGridlayout?</text:p>
            </text:list-item>
            <text:list-item>
              <text:p text:style-name="P20">Mit Simulation beginnen</text:p>
            </text:list-item>
            <text:list-item>
              <text:p text:style-name="P20">Objekteigenschaften erstellen → TextEdit durch sinnvolle Alternative ersetzen</text:p>
            </text:list-item>
            <text:list-item>
              <text:p text:style-name="P20">Dynamische Hindernisse erstellen</text:p>
            </text:list-item>
            <text:list-item>
              <text:p text:style-name="P20">Streckenteile erstellen :</text:p>
              <text:list>
                <text:list-item>
                  <text:p text:style-name="P21"><text:span text:style-name="T2">Kreuzung &amp; T-Kreuzung</text:span></text:p>
                </text:list-item>
                <text:list-item>
                  <text:p text:style-name="P22"><text:span text:style-name="T1">Kurven sollen abgerundet sein</text:span></text:p>
                </text:list-item>
                <text:list-item>
                  <text:p text:style-name="P22"><text:span text:style-name="T1">Benutzung von Splines bei bestehenden Streckenelementen</text:span></text:p>
                </text:list-item>
              </text:list>
            </text:list-item>
            <text:list-item>
              <text:p text:style-name="P22"><text:span text:style-name="T1">Bugfix : Markierte Tiles bleiben bei der Erstellung einer neuen Map bestehe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Absatz-Standardschriftart" style:family="text"/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4pt" style:font-size-asian="14pt" style:font-size-complex="14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fo:font-size="14pt" style:font-size-asian="14pt" style:font-size-complex="14pt"/>
    </style:style>
    <style:style style:name="WW_5f_CharLFO1LVL4" style:display-name="WW_CharLFO1LVL4" style:family="text">
      <style:text-properties fo:font-size="14pt" style:font-size-asian="14pt" style:font-size-complex="14pt"/>
    </style:style>
    <style:style style:name="WW_5f_CharLFO1LVL5" style:display-name="WW_CharLFO1LVL5" style:family="text">
      <style:text-properties fo:font-size="14pt" style:font-size-asian="14pt" style:font-size-complex="14pt"/>
    </style:style>
    <style:style style:name="WW_5f_CharLFO1LVL6" style:display-name="WW_CharLFO1LVL6" style:family="text">
      <style:text-properties fo:font-size="14pt" style:font-size-asian="14pt" style:font-size-complex="14pt"/>
    </style:style>
    <style:style style:name="WW_5f_CharLFO1LVL7" style:display-name="WW_CharLFO1LVL7" style:family="text">
      <style:text-properties fo:font-size="14pt" style:font-size-asian="14pt" style:font-size-complex="14pt"/>
    </style:style>
    <style:style style:name="WW_5f_CharLFO1LVL8" style:display-name="WW_CharLFO1LVL8" style:family="text">
      <style:text-properties fo:font-size="14pt" style:font-size-asian="14pt" style:font-size-complex="14pt"/>
    </style:style>
    <style:style style:name="WW_5f_CharLFO1LVL9" style:display-name="WW_CharLFO1LVL9" style:family="text">
      <style:text-properties fo:font-size="14pt" style:font-size-asian="14pt" style:font-size-complex="14pt"/>
    </style:style>
    <style:style style:name="WW_5f_CharLFO2LVL1" style:display-name="WW_CharLFO2LVL1" style:family="text">
      <style:text-properties fo:font-size="14pt" style:font-size-asian="14pt" style:font-size-complex="14pt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size="14pt" style:font-size-asian="14pt" style:font-size-complex="14pt"/>
    </style:style>
    <style:style style:name="WW_5f_CharLFO2LVL4" style:display-name="WW_CharLFO2LVL4" style:family="text">
      <style:text-properties fo:font-size="14pt" style:font-size-asian="14pt" style:font-size-complex="14pt"/>
    </style:style>
    <style:style style:name="WW_5f_CharLFO2LVL5" style:display-name="WW_CharLFO2LVL5" style:family="text">
      <style:text-properties fo:font-size="14pt" style:font-size-asian="14pt" style:font-size-complex="14pt"/>
    </style:style>
    <style:style style:name="WW_5f_CharLFO2LVL6" style:display-name="WW_CharLFO2LVL6" style:family="text">
      <style:text-properties fo:font-size="14pt" style:font-size-asian="14pt" style:font-size-complex="14pt"/>
    </style:style>
    <style:style style:name="WW_5f_CharLFO2LVL7" style:display-name="WW_CharLFO2LVL7" style:family="text">
      <style:text-properties fo:font-size="14pt" style:font-size-asian="14pt" style:font-size-complex="14pt"/>
    </style:style>
    <style:style style:name="WW_5f_CharLFO2LVL8" style:display-name="WW_CharLFO2LVL8" style:family="text">
      <style:text-properties fo:font-size="14pt" style:font-size-asian="14pt" style:font-size-complex="14pt"/>
    </style:style>
    <style:style style:name="WW_5f_CharLFO2LVL9" style:display-name="WW_CharLFO2LVL9" style:family="text">
      <style:text-properties fo:font-size="14pt" style:font-size-asian="14pt" style:font-size-complex="14pt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4pt" style:font-size-asian="14pt" style:font-size-complex="14pt"/>
    </style:style>
    <style:style style:name="WW_5f_CharLFO3LVL3" style:display-name="WW_CharLFO3LVL3" style:family="text">
      <style:text-properties fo:font-size="14pt" style:font-size-asian="14pt" style:font-size-complex="14pt"/>
    </style:style>
    <style:style style:name="WW_5f_CharLFO3LVL4" style:display-name="WW_CharLFO3LVL4" style:family="text">
      <style:text-properties fo:font-size="14pt" style:font-size-asian="14pt" style:font-size-complex="14pt"/>
    </style:style>
    <style:style style:name="WW_5f_CharLFO3LVL5" style:display-name="WW_CharLFO3LVL5" style:family="text">
      <style:text-properties fo:font-size="14pt" style:font-size-asian="14pt" style:font-size-complex="14pt"/>
    </style:style>
    <style:style style:name="WW_5f_CharLFO3LVL6" style:display-name="WW_CharLFO3LVL6" style:family="text">
      <style:text-properties fo:font-size="14pt" style:font-size-asian="14pt" style:font-size-complex="14pt"/>
    </style:style>
    <style:style style:name="WW_5f_CharLFO3LVL7" style:display-name="WW_CharLFO3LVL7" style:family="text">
      <style:text-properties fo:font-size="14pt" style:font-size-asian="14pt" style:font-size-complex="14pt"/>
    </style:style>
    <style:style style:name="WW_5f_CharLFO3LVL8" style:display-name="WW_CharLFO3LVL8" style:family="text">
      <style:text-properties fo:font-size="14pt" style:font-size-asian="14pt" style:font-size-complex="14pt"/>
    </style:style>
    <style:style style:name="WW_5f_CharLFO3LVL9" style:display-name="WW_CharLFO3LVL9" style:family="text">
      <style:text-properties fo:font-size="14pt" style:font-size-asian="14pt" style:font-size-complex="14pt"/>
    </style:style>
    <style:style style:name="WW_5f_CharLFO4LVL1" style:display-name="WW_CharLFO4LVL1" style:family="text">
      <style:text-properties fo:font-size="14pt" style:font-size-asian="14pt" style:font-size-complex="14pt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fo:font-size="14pt" style:font-size-asian="14pt" style:font-size-complex="14pt"/>
    </style:style>
    <style:style style:name="WW_5f_CharLFO4LVL4" style:display-name="WW_CharLFO4LVL4" style:family="text">
      <style:text-properties fo:font-size="14pt" style:font-size-asian="14pt" style:font-size-complex="14pt"/>
    </style:style>
    <style:style style:name="WW_5f_CharLFO4LVL5" style:display-name="WW_CharLFO4LVL5" style:family="text">
      <style:text-properties fo:font-size="14pt" style:font-size-asian="14pt" style:font-size-complex="14pt"/>
    </style:style>
    <style:style style:name="WW_5f_CharLFO4LVL6" style:display-name="WW_CharLFO4LVL6" style:family="text">
      <style:text-properties fo:font-size="14pt" style:font-size-asian="14pt" style:font-size-complex="14pt"/>
    </style:style>
    <style:style style:name="WW_5f_CharLFO4LVL7" style:display-name="WW_CharLFO4LVL7" style:family="text">
      <style:text-properties fo:font-size="14pt" style:font-size-asian="14pt" style:font-size-complex="14pt"/>
    </style:style>
    <style:style style:name="WW_5f_CharLFO4LVL8" style:display-name="WW_CharLFO4LVL8" style:family="text">
      <style:text-properties fo:font-size="14pt" style:font-size-asian="14pt" style:font-size-complex="14pt"/>
    </style:style>
    <style:style style:name="WW_5f_CharLFO4LVL9" style:display-name="WW_CharLFO4LVL9" style:family="text">
      <style:text-properties fo:font-size="14pt" style:font-size-asian="14pt" style:font-size-complex="14pt"/>
    </style:style>
    <style:style style:name="WW_5f_CharLFO5LVL1" style:display-name="WW_CharLFO5LVL1" style:family="text">
      <style:text-properties fo:font-size="14pt" style:font-size-asian="14pt" style:font-size-complex="14pt"/>
    </style:style>
    <style:style style:name="WW_5f_CharLFO5LVL2" style:display-name="WW_CharLFO5LVL2" style:family="text">
      <style:text-properties fo:font-size="14pt" style:font-size-asian="14pt" style:font-size-complex="14pt"/>
    </style:style>
    <style:style style:name="WW_5f_CharLFO5LVL3" style:display-name="WW_CharLFO5LVL3" style:family="text">
      <style:text-properties fo:font-size="14pt" style:font-size-asian="14pt" style:font-size-complex="14pt"/>
    </style:style>
    <style:style style:name="WW_5f_CharLFO5LVL4" style:display-name="WW_CharLFO5LVL4" style:family="text">
      <style:text-properties fo:font-size="14pt" style:font-size-asian="14pt" style:font-size-complex="14pt"/>
    </style:style>
    <style:style style:name="WW_5f_CharLFO5LVL5" style:display-name="WW_CharLFO5LVL5" style:family="text">
      <style:text-properties fo:font-size="14pt" style:font-size-asian="14pt" style:font-size-complex="14pt"/>
    </style:style>
    <style:style style:name="WW_5f_CharLFO5LVL6" style:display-name="WW_CharLFO5LVL6" style:family="text">
      <style:text-properties fo:font-size="14pt" style:font-size-asian="14pt" style:font-size-complex="14pt"/>
    </style:style>
    <style:style style:name="WW_5f_CharLFO5LVL7" style:display-name="WW_CharLFO5LVL7" style:family="text">
      <style:text-properties fo:font-size="14pt" style:font-size-asian="14pt" style:font-size-complex="14pt"/>
    </style:style>
    <style:style style:name="WW_5f_CharLFO5LVL8" style:display-name="WW_CharLFO5LVL8" style:family="text">
      <style:text-properties fo:font-size="14pt" style:font-size-asian="14pt" style:font-size-complex="14pt"/>
    </style:style>
    <style:style style:name="WW_5f_CharLFO5LVL9" style:display-name="WW_CharLFO5LVL9" style:family="text">
      <style:text-properties fo:font-size="14pt" style:font-size-asian="14pt" style:font-size-complex="14pt"/>
    </style:style>
    <style:style style:name="WW_5f_CharLFO6LVL1" style:display-name="WW_CharLFO6LVL1" style:family="text">
      <style:text-properties fo:font-size="14pt" style:font-size-asian="14pt" style:font-size-complex="14pt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fo:font-size="14pt" style:font-size-asian="14pt" style:font-size-complex="14pt"/>
    </style:style>
    <style:style style:name="WW_5f_CharLFO6LVL4" style:display-name="WW_CharLFO6LVL4" style:family="text">
      <style:text-properties fo:font-size="14pt" style:font-size-asian="14pt" style:font-size-complex="14pt"/>
    </style:style>
    <style:style style:name="WW_5f_CharLFO6LVL5" style:display-name="WW_CharLFO6LVL5" style:family="text">
      <style:text-properties fo:font-size="14pt" style:font-size-asian="14pt" style:font-size-complex="14pt"/>
    </style:style>
    <style:style style:name="WW_5f_CharLFO6LVL6" style:display-name="WW_CharLFO6LVL6" style:family="text">
      <style:text-properties fo:font-size="14pt" style:font-size-asian="14pt" style:font-size-complex="14pt"/>
    </style:style>
    <style:style style:name="WW_5f_CharLFO6LVL7" style:display-name="WW_CharLFO6LVL7" style:family="text">
      <style:text-properties fo:font-size="14pt" style:font-size-asian="14pt" style:font-size-complex="14pt"/>
    </style:style>
    <style:style style:name="WW_5f_CharLFO6LVL8" style:display-name="WW_CharLFO6LVL8" style:family="text">
      <style:text-properties fo:font-size="14pt" style:font-size-asian="14pt" style:font-size-complex="14pt"/>
    </style:style>
    <style:style style:name="WW_5f_CharLFO6LVL9" style:display-name="WW_CharLFO6LVL9" style:family="text">
      <style:text-properties fo:font-size="14pt" style:font-size-asian="14pt" style:font-size-complex="14pt"/>
    </style:style>
    <style:style style:name="WW_5f_CharLFO7LVL1" style:display-name="WW_CharLFO7LVL1" style:family="text">
      <style:text-properties fo:font-size="14pt" style:font-size-asian="14pt" style:font-size-complex="14pt"/>
    </style:style>
    <style:style style:name="WW_5f_CharLFO7LVL2" style:display-name="WW_CharLFO7LVL2" style:family="text">
      <style:text-properties fo:font-size="14pt" style:font-size-asian="14pt" style:font-size-complex="14pt"/>
    </style:style>
    <style:style style:name="WW_5f_CharLFO7LVL3" style:display-name="WW_CharLFO7LVL3" style:family="text">
      <style:text-properties fo:font-size="14pt" style:font-size-asian="14pt" style:font-size-complex="14pt"/>
    </style:style>
    <style:style style:name="WW_5f_CharLFO7LVL4" style:display-name="WW_CharLFO7LVL4" style:family="text">
      <style:text-properties fo:font-size="14pt" style:font-size-asian="14pt" style:font-size-complex="14pt"/>
    </style:style>
    <style:style style:name="WW_5f_CharLFO7LVL5" style:display-name="WW_CharLFO7LVL5" style:family="text">
      <style:text-properties fo:font-size="14pt" style:font-size-asian="14pt" style:font-size-complex="14pt"/>
    </style:style>
    <style:style style:name="WW_5f_CharLFO7LVL6" style:display-name="WW_CharLFO7LVL6" style:family="text">
      <style:text-properties fo:font-size="14pt" style:font-size-asian="14pt" style:font-size-complex="14pt"/>
    </style:style>
    <style:style style:name="WW_5f_CharLFO7LVL7" style:display-name="WW_CharLFO7LVL7" style:family="text">
      <style:text-properties fo:font-size="14pt" style:font-size-asian="14pt" style:font-size-complex="14pt"/>
    </style:style>
    <style:style style:name="WW_5f_CharLFO7LVL8" style:display-name="WW_CharLFO7LVL8" style:family="text">
      <style:text-properties fo:font-size="14pt" style:font-size-asian="14pt" style:font-size-complex="14pt"/>
    </style:style>
    <style:style style:name="WW_5f_CharLFO7LVL9" style:display-name="WW_CharLFO7LVL9" style:family="text">
      <style:text-properties fo:font-size="14pt" style:font-size-asian="14pt" style:font-size-complex="14pt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fo:font-size="14pt" style:font-size-asian="14pt" style:font-size-complex="14pt"/>
    </style:style>
    <style:style style:name="WW_5f_CharLFO8LVL5" style:display-name="WW_CharLFO8LVL5" style:family="text">
      <style:text-properties fo:font-size="14pt" style:font-size-asian="14pt" style:font-size-complex="14pt"/>
    </style:style>
    <style:style style:name="WW_5f_CharLFO8LVL6" style:display-name="WW_CharLFO8LVL6" style:family="text">
      <style:text-properties fo:font-size="14pt" style:font-size-asian="14pt" style:font-size-complex="14pt"/>
    </style:style>
    <style:style style:name="WW_5f_CharLFO8LVL7" style:display-name="WW_CharLFO8LVL7" style:family="text">
      <style:text-properties fo:font-size="14pt" style:font-size-asian="14pt" style:font-size-complex="14pt"/>
    </style:style>
    <style:style style:name="WW_5f_CharLFO8LVL8" style:display-name="WW_CharLFO8LVL8" style:family="text">
      <style:text-properties fo:font-size="14pt" style:font-size-asian="14pt" style:font-size-complex="14pt"/>
    </style:style>
    <style:style style:name="WW_5f_CharLFO8LVL9" style:display-name="WW_CharLFO8LVL9" style:family="text">
      <style:text-properties fo:font-size="14pt" style:font-size-asian="14pt" style:font-size-complex="14pt"/>
    </style:style>
    <style:style style:name="WW_5f_CharLFO9LVL1" style:display-name="WW_CharLFO9LVL1" style:family="text">
      <style:text-properties fo:font-size="14pt" style:font-size-asian="14pt" style:font-size-complex="14pt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fo:font-size="14pt" style:font-size-asian="14pt" style:font-size-complex="14pt"/>
    </style:style>
    <style:style style:name="WW_5f_CharLFO9LVL5" style:display-name="WW_CharLFO9LVL5" style:family="text">
      <style:text-properties fo:font-size="14pt" style:font-size-asian="14pt" style:font-size-complex="14pt"/>
    </style:style>
    <style:style style:name="WW_5f_CharLFO9LVL6" style:display-name="WW_CharLFO9LVL6" style:family="text">
      <style:text-properties fo:font-size="14pt" style:font-size-asian="14pt" style:font-size-complex="14pt"/>
    </style:style>
    <style:style style:name="WW_5f_CharLFO9LVL7" style:display-name="WW_CharLFO9LVL7" style:family="text">
      <style:text-properties fo:font-size="14pt" style:font-size-asian="14pt" style:font-size-complex="14pt"/>
    </style:style>
    <style:style style:name="WW_5f_CharLFO9LVL8" style:display-name="WW_CharLFO9LVL8" style:family="text">
      <style:text-properties fo:font-size="14pt" style:font-size-asian="14pt" style:font-size-complex="14pt"/>
    </style:style>
    <style:style style:name="WW_5f_CharLFO9LVL9" style:display-name="WW_CharLFO9LVL9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meta:creation-date>2017-11-04T12:29:00Z</meta:creation-date>
    <dc:date>2017-11-14T18:04:27.419000000</dc:date>
    <meta:editing-cycles>5</meta:editing-cycles>
    <meta:editing-duration>PT4M</meta:editing-duration>
    <meta:document-statistic meta:table-count="0" meta:image-count="0" meta:object-count="0" meta:page-count="4" meta:paragraph-count="110" meta:word-count="690" meta:character-count="4680" meta:non-whitespace-character-count="4201"/>
    <meta:template xlink:type="simple" xlink:actuate="onRequest" xlink:title="" xlink:href="Normal"/>
  </office:meta>
</office:document-meta>
</file>